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cf0e3" officeooo:paragraph-rsid="001cf0e3"/>
    </style:style>
    <style:style style:name="P2" style:family="paragraph" style:parent-style-name="Heading_20_1">
      <style:text-properties officeooo:rsid="001e2309" officeooo:paragraph-rsid="001e2309"/>
    </style:style>
    <style:style style:name="P3" style:family="paragraph" style:parent-style-name="Heading_20_1">
      <style:text-properties officeooo:paragraph-rsid="001e2309"/>
    </style:style>
    <style:style style:name="P4" style:family="paragraph" style:parent-style-name="Heading_20_1">
      <style:text-properties officeooo:rsid="001feb40" officeooo:paragraph-rsid="001feb40"/>
    </style:style>
    <style:style style:name="P5" style:family="paragraph" style:parent-style-name="Heading_20_1">
      <style:text-properties officeooo:rsid="002009cc" officeooo:paragraph-rsid="002009cc"/>
    </style:style>
    <style:style style:name="P6" style:family="paragraph" style:parent-style-name="Heading_20_1">
      <style:text-properties officeooo:rsid="00202e2f" officeooo:paragraph-rsid="00202e2f"/>
    </style:style>
    <style:style style:name="P7" style:family="paragraph" style:parent-style-name="Heading_20_1">
      <style:text-properties officeooo:paragraph-rsid="00202e2f"/>
    </style:style>
    <style:style style:name="P8" style:family="paragraph" style:parent-style-name="Standard">
      <style:text-properties officeooo:rsid="001cf0e3" officeooo:paragraph-rsid="001cf0e3"/>
    </style:style>
    <style:style style:name="P9" style:family="paragraph" style:parent-style-name="Text_20_body">
      <style:text-properties officeooo:rsid="001cf0e3" officeooo:paragraph-rsid="001cf0e3"/>
    </style:style>
    <style:style style:name="P10" style:family="paragraph" style:parent-style-name="Text_20_body">
      <style:text-properties officeooo:rsid="001e2309" officeooo:paragraph-rsid="001e2309"/>
    </style:style>
    <style:style style:name="P11" style:family="paragraph" style:parent-style-name="Text_20_body">
      <style:text-properties officeooo:paragraph-rsid="001e2309"/>
    </style:style>
    <style:style style:name="P12" style:family="paragraph" style:parent-style-name="Text_20_body">
      <style:text-properties officeooo:rsid="001fb7c1" officeooo:paragraph-rsid="001fb7c1"/>
    </style:style>
    <style:style style:name="P13" style:family="paragraph" style:parent-style-name="Text_20_body">
      <style:text-properties officeooo:paragraph-rsid="001fb7c1"/>
    </style:style>
    <style:style style:name="P14" style:family="paragraph" style:parent-style-name="Text_20_body">
      <style:text-properties officeooo:paragraph-rsid="001feb40"/>
    </style:style>
    <style:style style:name="P15" style:family="paragraph" style:parent-style-name="Text_20_body">
      <style:text-properties officeooo:paragraph-rsid="002009cc"/>
    </style:style>
    <style:style style:name="P16" style:family="paragraph" style:parent-style-name="Text_20_body">
      <style:text-properties officeooo:rsid="00202e2f" officeooo:paragraph-rsid="00202e2f"/>
    </style:style>
    <style:style style:name="T1" style:family="text">
      <style:text-properties officeooo:rsid="001e2309"/>
    </style:style>
    <style:style style:name="T2" style:family="text">
      <style:text-properties style:font-name="Liberation Sans" fo:font-size="18.2000007629395pt" fo:font-weight="bold" officeooo:rsid="001e2309"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1fb7c1"/>
    </style:style>
    <style:style style:name="T4" style:family="text">
      <style:text-properties officeooo:rsid="001feb40"/>
    </style:style>
    <style:style style:name="T5" style:family="text">
      <style:text-properties officeooo:rsid="002009cc"/>
    </style:style>
    <style:style style:name="T6" style:family="text">
      <style:text-properties officeooo:rsid="00202e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imera sección - Barra de reviews e idioma</text:h>
      <text:p text:style-name="P8">Esta barra / panel está situado visualmente en la primera fila de la pagina web.</text:p>
      <text:p text:style-name="P8"/>
      <text:p text:style-name="P8">Comportamiento: tanto en la versión web como en la versión escritorio esta barra desaparece cuando el usuario hace scroll hacia abajo (1 unidad con la rueda del ratón) y reaparace únicamente cuando se hace scroll hasta el inicio.</text:p>
      <text:p text:style-name="P8"/>
      <text:p text:style-name="P8">Visualización versión escritorio: Debe contener 3 columnas de contenido (centradas) correspondientes con “Location in Utrecth”, “Licensed masseur” y las estrellas promedio de las reviews junto con el texto &lt;cantidad de reviews&gt; + “reviews”.</text:p>
      <text:p text:style-name="P8"/>
      <text:p text:style-name="P8">Visualización en versión mobil: sólo debe tener una columna de contenido centrada correspondiente con las estrellas promedio de las reviews y el texto de cuantas reviews ha obtenido.</text:p>
      <text:p text:style-name="P8"/>
      <text:h text:style-name="P1" text:outline-level="1">Segunda sección – Barra de navegación</text:h>
      <text:p text:style-name="P9">Esta barra nav está situada visualmente en la segunda fila de la página web. En su estado inicial aparece mostrándose sin color de fondo, aprovechando el fondo de la imagen de la tercera sección – Panel o hero de bienvenida.</text:p>
      <text:p text:style-name="P9">Comportamiento: tanto en la versión movil como en la de escritorio esta barra cambia de estado visual cuando el usuario hace 1 scroll hacia abajo (con la rueda del ratón), es decir, en el mismo momento de ocultar la barra de reviews e idioma. Después de este scroll, la barra comienza a tener color de fondo, dejando de emplear la imagen de fondo del nav de la tercera sección. Cuando el usuario hace scroll de nuevo hacia abajo, la barra desaparece por completo, y solo se muestra cuando el usuario hace scroll hacia arriba (mostrándose en estado con color de fondo) y vuelve a su estado inicial cuando el usuario hace scroll hasta arriba del todo de nuevo</text:p>
      <text:p text:style-name="P9">Visualización escritorio: debe contener 4 entradas de menú en la parte izquierda con en laces a otras páginas (Massages, Gift cards, About us, Chat via WhatsApp), el logo de la tienda justo en el centro, y dos botones a la derecha <text:span text:style-name="T1">(“Contact” y “Book Now”)</text:span>.</text:p>
      <text:h text:style-name="P2" text:outline-level="1">Tercera sección – Hero bienvenida</text:h>
      <text:p text:style-name="P10">Esta fila está situada visualmente en la tercera fila de la página web, y su principal contenido es una fotografia de portada en alta resolución. En el estado inicial de la página, la fotografia de portada se aprovecha como fondo de la barra de navegación hasta que el usuario realiza un scroll hacia abajo. Cuando la barra de navegación adopta color de fondo, la parte de la fotografía que estaba de fondo, queda igualmente detrás de la barra de navegación.</text:p>
      <text:p text:style-name="P10">El contenido de esta sección es una fotografía con texto superpuesto. El texto es:</text:p>
      <text:p text:style-name="P10">- heading 1 con mayor tamaño: “Welcome home to yoursefl”</text:p>
      <text:p text:style-name="P10">- parrafo con menor tamaño: “serving massages, homemade oils and organic tea”</text:p>
      <text:p text:style-name="P10">- botón de “Find your Massage”</text:p>
      <text:p text:style-name="P10"/>
      <text:h text:style-name="P3" text:outline-level="1"><text:soft-page-break/><text:span text:style-name="T2">Cuarta</text:span><text:span text:style-name="T1"> sección – </text:span><text:span text:style-name="T2">Mensaje desplazado</text:span></text:h>
      <text:p text:style-name="P11"><text:span text:style-name="T1">Esta fila está situada visualmente la cuarta de la página web, consiste en un panel que muestra un texto que se deplaza hacia la izquierada a medida que el usuario hace scroll hacia abajo, y revierte el camino hacia la derecha a media que el usuario hace scroll hacia arriba. El texto debe ser: “You are exactly where you should be · Here we take things slow · You can leave your shoes and to-do lists at the door” . No es necesario que se vea todo, pero sí que vaya moviéndose como indicado. </text:span><text:span text:style-name="T3">El contenido es el mismo en la version mobile y la escritorio.</text:span></text:p>
      <text:h text:style-name="Heading_20_1" text:outline-level="1">Quinta sección – <text:span text:style-name="T3">Masajes</text:span></text:h>
      <text:p text:style-name="P13"><text:span text:style-name="T3">En esta sección, situada visualmente después del mensaje que se desplaza, vamos a listar los masajes que se ofertan.</text:span></text:p>
      <text:p text:style-name="P12">El contenido debe ser el mismo en las versiones movil como escritorio, y se compone de:</text:p>
      <text:p text:style-name="P13"><text:span text:style-name="T3">- Introducción: con un fondo de color A. Debe mostrar el texto centrado “</text:span>Breathe in, chill out. Go slow, say no. Switch off, drift away. Be here. Take your time. Touch base, stay true. Come home. Be you.<text:span text:style-name="T3">” y un botón centrado debajo del texto “About Us”</text:span></text:p>
      <text:p text:style-name="P13">- <text:span text:style-name="T3">Lista de masajes: con un fondo de color B. Esta parte de la sección queda separada de la introducción con una línea curva ovalada que engloba la lista de masajes. En lo alto de la sección aparece el texto “Find your massage” en fuente de tamaño pequeño. Después, se listan tres tipos de masajes, cada uno con su nombre en letras grandes y una pequeña descripcción de una línea en letra pequeña debajo de cada título del masaje. Por ahora, crea placeholders para el texto y descripción de cada masaje.</text:span></text:p>
      <text:p text:style-name="P13">- <text:span text:style-name="T3">Botón de “Book yours” para reservar masaje al final del listado</text:span></text:p>
      <text:h text:style-name="P4" text:outline-level="1">Sexta sección – Sobre el sitio</text:h>
      <text:p text:style-name="P14"><text:span text:style-name="T4">El objetivo de esta sección es mostrar información visual y textual sobre el sitio donde se prestan los servicios de masaje y las características de los masajes. Se trata de ganar confianza con el usuario para que escoja nuestros servicios. Esta sección se compone de dos cards con su fotografía, separadas por el icono de la empresa.</text:span></text:p>
      <text:p text:style-name="P14">- <text:span text:style-name="T4">Primera card contiene el título “</text:span>Het Massagehuys Amsterdam<text:span text:style-name="T4">” y la descripción: “</text:span>Welcome to The Massagehuys, the place in Amsterdam where you can enjoy various massages and delightful wellness treatments. Our mission is to completely relax and rejuvenate you so that you can face the world fully invigorated. At Het Massagehuys, we believe that a good massage not only provides physical relief but also mental and emotional benefits. At Het Massagehuys, we go beyond just massages.” <text:span text:style-name="T4">La fotografía empleada muestra el sitio por dentro.</text:span></text:p>
      <text:p text:style-name="P14">- <text:span text:style-name="T4">Icono de la empresa separando las cards</text:span></text:p>
      <text:p text:style-name="P14">- <text:span text:style-name="T4">Segunda card contiene el título “</text:span>We Offer a Variety of Massages<text:span text:style-name="T4">” y la descripción: “</text:span>At Het Massagehuys, we offer a wide range of massages, whether you're dealing with stress, muscle pain, or simply want to escape the hustle and bustle of daily life. Our experienced masseurs employ various techniques, such as deep tissue massage, classic Swedish massage, and relaxation massage, <text:soft-page-break/>to ensure you can fully unwind. At Het Massagehuys, we strive to provide you with a complete and luxurious wellness experience, placing personal attention at the forefront.<text:span text:style-name="T4">”</text:span></text:p>
      <text:h text:style-name="P4" text:outline-level="1">Septima sección – Carta de cumpleaños o gift card</text:h>
      <text:p text:style-name="P14"><text:span text:style-name="T4">Esta sección se visualiza seguidamente a las cards que describen el sitio, por lo que debe tener otro color de fondo distinto de la sexta sección, más oscuro o resaltado. El contenido es una card con título, descripción y botón. La fotografía de la card muestra un tipo de masaje siendo aplicado en la mano de un cliente. El título se muestra en fuente más grande que los títulos de las cards de la sexta sección, y muestra “</text:span>Surprise your special one<text:span text:style-name="T4">”. Como descripción “</text:span>Do you want to surprise someone with a unique and relaxing gift? Give a massage gift voucher for Het Massagehuys. A massage is the perfect gift to let someone enjoy pure relaxation and well-being. The massage gift voucher is ideal for a birthday, anniversary, or just because. <text:span text:style-name="T4">” Y finalmente un botón “The gift on pause”</text:span></text:p>
      <text:h text:style-name="P5" text:outline-level="1">Octava sección – Reserva de masajes</text:h>
      <text:p text:style-name="P15"><text:span text:style-name="T5">Esta sección es similar a la séptima en estilos, aunque cambia el color de fondo. Es también una card con título en grande, descripción y botón. Título: “Book your massage today”, con descripción “</text:span>Don't wait any longer and treat yourself to a well-deserved massage. Schedule an appointment today at Het Massagehuys and feel the stress dissipate, muscles loosen, and energy flow again. Whether you're looking for a traditional relaxation massage, a specific pregnancy massage, or a deep tissue massage, you're in the right place with us.<text:span text:style-name="T5">” y botón “Book Your Massage”</text:span></text:p>
      <text:h text:style-name="P6" text:outline-level="1">Novena sección – Horario de apertura</text:h>
      <text:p text:style-name="P16">Esta sección es similar al nav hero panel de la tercera sección, pero en lugar de una imagen grande modo portada, se muestra una imagen más reducida en tamaño, que no cubra toda la pantalla, con el tamaño de las cards de la octava y septima secciones, pero únicamente mostrando una sección con una fotografía de fondo y el siguiente texto:</text:p>
      <text:p text:style-name="P16">- Primera línea, tamaño pequeño: “MON – SUN”</text:p>
      <text:p text:style-name="P16">- Segunda línea, tamaño grande: “Open from Monday to Sunday”</text:p>
      <text:p text:style-name="P16">- Tercera línea, botón “Book your Massage”</text:p>
      <text:h text:style-name="P6" text:outline-level="1">Décima sección – Social</text:h>
      <text:p text:style-name="P16">Esta sección consiste en tres filas: un título “Follow us on social”, una serie de fotografías vista en miniatura y un botón “To Instagram”</text:p>
      <text:h text:style-name="P7" text:outline-level="1"><text:span text:style-name="T6">Undécima sección – Footer</text:span></text:h>
      <text:p text:style-name="P16">El footer debe tener un color distinto al resto de secciones, color claro. El contenido es distinto en la versión movil o esritorio.</text:p>
      <text:p text:style-name="P16">En la versión escritorio se dan 2 columnas:</text:p>
      <text:p text:style-name="P16"><text:soft-page-break/>- Primera columna: contiene el logo, mail y tlf de la tienda en la primera fila y debajo una opcion de añadirse a la newsletter donde poner una dirección de mail y enviar. Esta columna ocupa 2/5 del ancho</text:p>
      <text:p text:style-name="P16">- Segunda columna: contiene tres columnas ocupando 3/5 del ancho</text:p>
      <text:p text:style-name="P16"><text:tab/>- Columna Location: contiene una dirección<text:tab/> debajo</text:p>
      <text:p text:style-name="P16"><text:tab/>- Columna Info: contiene enlaces debajo como “contact” y “terms &amp; conditions”</text:p>
      <text:p text:style-name="P16"><text:tab/>- Columna Follow us: contiene dos enlaces debajo como “Facebook” e “Instragram”</text:p>
      <text:p text:style-name="P16"/>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4T12:59:54.519193152</meta:creation-date>
    <dc:date>2025-11-04T13:54:28.813425424</dc:date>
    <meta:editing-duration>PT9M3S</meta:editing-duration>
    <meta:editing-cycles>2</meta:editing-cycles>
    <meta:generator>LibreOffice/6.4.7.2$Linux_X86_64 LibreOffice_project/40$Build-2</meta:generator>
    <meta:document-statistic meta:table-count="0" meta:image-count="0" meta:object-count="0" meta:page-count="4" meta:paragraph-count="47" meta:word-count="1470" meta:character-count="8614" meta:non-whitespace-character-count="7175"/>
  </office:meta>
</office:document-meta>
</file>